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9.021cm" fo:min-width="6.993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top" draw:auto-grow-height="false" fo:min-height="3.433cm" fo:min-width="2.2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285cm" fo:min-width="14.849cm"/>
      <style:paragraph-properties style:writing-mode="lr-tb"/>
    </style:style>
    <style:style style:name="gr5" style:family="graphic" style:parent-style-name="standard">
      <style:graphic-properties svg:stroke-color="#ea7500" draw:fill-color="#ff972f" draw:textarea-horizontal-align="justify" draw:textarea-vertical-align="top" draw:auto-grow-height="false" fo:min-height="1.782cm" fo:min-width="6.358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top" draw:auto-grow-height="false" fo:min-height="1.147cm" fo:min-width="2.294cm"/>
      <style:paragraph-properties style:writing-mode="lr-tb"/>
    </style:style>
    <style:style style:name="gr7" style:family="graphic" style:parent-style-name="standard">
      <style:graphic-properties svg:stroke-color="#ea7500" draw:fill-color="#ff972f" draw:textarea-horizontal-align="justify" draw:textarea-vertical-align="top" draw:auto-grow-height="false" fo:min-height="1.941cm" fo:min-width="4.55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12pt" fo:font-weight="bold"/>
    </style:style>
    <style:style style:name="P3" style:family="paragraph">
      <style:paragraph-properties fo:text-align="end"/>
      <style:text-properties fo:font-size="12pt" fo:font-weight="bold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972f"/>
      <style:paragraph-properties fo:text-align="start"/>
      <style:text-properties fo:font-size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64cm" svg:height="0.886cm" svg:x="2.524cm" svg:y="1.889cm">
          <draw:text-box>
            <text:p><text:span text:style-name="T1">GlaaS major components</text:span></text:p>
          </draw:text-box>
        </draw:frame>
        <draw:custom-shape draw:style-name="gr2" draw:text-style-name="P2" draw:layer="layout" svg:width="7.493cm" svg:height="9.271cm" svg:x="3.54cm" svg:y="9.001cm">
          <text:p text:style-name="P2">vehic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93cm" svg:height="9.271cm" svg:x="11.414cm" svg:y="9.001cm">
          <text:p text:style-name="P3">interse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2.794cm" svg:height="3.683cm" svg:x="3.667cm" svg:y="9.763cm">
          <text:p text:style-name="P4">GPS </text:p>
          <text:p text:style-name="P4">enabled </text:p>
          <text:p text:style-name="P4">phone </text:p>
          <text:p text:style-name="P4">ap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349cm" svg:height="3.535cm" svg:x="3.558cm" svg:y="3.545cm">
          <text:p text:style-name="P2">cloud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6.858cm" svg:height="2.032cm" svg:x="7.677cm" svg:y="3.921cm">
          <text:p text:style-name="P4">Mapping of coordinates</text:p>
          <text:p text:style-name="P4">Processing ofprio REQs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2.794cm" svg:height="1.397cm" svg:x="15.732cm" svg:y="9.933cm">
          <text:p text:style-name="P4">Cell</text:p>
          <text:p text:style-name="P4">modem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5.059cm" svg:height="2.191cm" svg:x="13.446cm" svg:y="12.576cm">
          <text:p text:style-name="P4">Interface box </text:p>
          <text:p text:style-name="P4">that raises GPIO </text:p>
          <text:p text:style-name="P4">for priority REQ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5.059cm" svg:height="2.191cm" svg:x="13.446cm" svg:y="15.7cm">
          <text:p text:style-name="P4">controller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6.461cm" svg:y1="11.604cm" svg:x2="7.677cm" svg:y2="4.937cm" draw:start-shape="id1" draw:start-glue-point="1" draw:end-shape="id2" svg:d="M6461 11604h608v-6667h608" svg:viewBox="0 0 1217 6668">
          <text:p text:style-name="P6"><text:span text:style-name="T2">GPS coords</text:span></text:p>
        </draw:connector>
        <draw:connector draw:style-name="gr8" draw:text-style-name="P7" draw:layer="layout" svg:x1="14.535cm" svg:y1="4.937cm" svg:x2="15.732cm" svg:y2="10.631cm" draw:start-shape="id2" draw:start-glue-point="1" draw:end-shape="id3" draw:end-glue-point="3" svg:d="M14535 4937h599v5694h598" svg:viewBox="0 0 1198 5695">
          <text:p text:style-name="P6"><text:span text:style-name="T2">Pri REQ</text:span></text:p>
          <text:p text:style-name="P6"><text:span text:style-name="T2">meta data</text:span></text:p>
        </draw:connector>
        <draw:connector draw:style-name="gr9" draw:text-style-name="P8" draw:layer="layout" svg:x1="17.129cm" svg:y1="11.33cm" svg:x2="15.975cm" svg:y2="12.576cm" draw:start-shape="id3" draw:start-glue-point="2" draw:end-shape="id4" draw:end-glue-point="0" svg:d="M17129 11330v622h-1154v624" svg:viewBox="0 0 1155 1247">
          <text:p/>
        </draw:connector>
        <draw:connector draw:style-name="gr9" draw:text-style-name="P8" draw:layer="layout" svg:x1="15.975cm" svg:y1="14.767cm" svg:x2="15.975cm" svg:y2="15.7cm" draw:start-shape="id4" draw:start-glue-point="2" draw:end-shape="id5" draw:end-glue-point="0" svg:d="M15975 14767v933" svg:viewBox="0 0 1 9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8T04:42:45.213912301</meta:creation-date>
    <dc:date>2019-12-18T05:01:47.613606067</dc:date>
    <meta:editing-duration>PT8M42S</meta:editing-duration>
    <meta:editing-cycles>1</meta:editing-cycles>
    <meta:document-statistic meta:object-count="13"/>
    <meta:generator>LibreOffice/6.3.4.2.0$Linux_X86_64 LibreOffice_project/30$Build-2</meta:generator>
  </office:meta>
</office:document-meta>
</file>